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4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stroke="none" svg:stroke-color="#000000" draw:fill="none" draw:fill-color="#ffffff" fo:min-height="12.5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175cm" svg:x2="0.635cm" svg:y2="17.78cm">
          <text:p text:style-name="P3"/>
        </draw:line>
        <draw:frame draw:style-name="gr3" draw:text-style-name="P4" draw:layer="layout" svg:width="5.08cm" svg:height="12.7cm" svg:x="0.635cm" svg:y="5.08cm">
          <draw:text-box>
            <text:p text:style-name="P3"><text:span text:style-name="T2">+ <text:s/>- <text:s/>* <text:s/>** <text:s/>/ <text:s/>// <text:s/>%</text:span></text:p>
            <text:p text:style-name="P3"><text:span text:style-name="T2">\ <text:s/>= <text:s/>\= <text:s/>&lt;&gt; <text:s/>&gt;&lt; <text:s/>== \==</text:span></text:p>
            <text:p text:style-name="P3"><text:span text:style-name="T2">&gt; <text:s/>&gt;= <text:s/>\&gt; <text:s/>&lt; <text:s/>&lt;= <text:s/>\&lt;</text:span></text:p>
            <text:p text:style-name="P3"><text:span text:style-name="T2">&gt;&gt; <text:s/>&gt;&gt;= <text:s/>&lt;&lt; <text:s/>&lt;&lt;=</text:span></text:p>
            <text:p text:style-name="P3"><text:span text:style-name="T2">\&lt;&lt; <text:s/>\&gt;&gt; <text:s/>&amp; <text:s/>&amp;&amp; <text:s/>| <text:s/>||</text:span></text:p>
            <text:p text:style-name="P3"><text:span text:style-name="T2">' ' <text:s/>(abuttal)</text:span></text:p>
            <text:p text:style-name="P3"><text:span text:style-name="T2">' <text:s/>' (blank)</text:span></text:p>
            <text:p text:style-name="P3"><text:span text:style-name="T2">abbrev</text:span></text:p>
            <text:p text:style-name="P3"><text:span text:style-name="T2">abs</text:span></text:p>
            <text:p text:style-name="P3"><text:span text:style-name="T2">b2x</text:span></text:p>
            <text:p text:style-name="P3"><text:span text:style-name="T2">bitAnd</text:span></text:p>
            <text:p text:style-name="P3"><text:span text:style-name="T2">bitOr</text:span></text:p>
            <text:p text:style-name="P3"><text:span text:style-name="T2">bitXor</text:span></text:p>
            <text:p text:style-name="P3"><text:span text:style-name="T2">c2d</text:span></text:p>
            <text:p text:style-name="P3"><text:span text:style-name="T2">c2x</text:span></text:p>
            <text:p text:style-name="P3"><text:span text:style-name="T2">caselessChangeStr</text:span></text:p>
            <text:p text:style-name="P3"><text:span text:style-name="T2">caselessCompare</text:span></text:p>
            <text:p text:style-name="P3"><text:span text:style-name="T2">caselessCompareTo</text:span></text:p>
            <text:p text:style-name="P3"><text:span text:style-name="T2">caselessCountStr</text:span></text:p>
            <text:p text:style-name="P3"><text:span text:style-name="T2">caselessEquals</text:span></text:p>
            <text:p text:style-name="P3"><text:span text:style-name="T2">caselessLastPos</text:span></text:p>
            <text:p text:style-name="P3"><text:span text:style-name="T2">caselessMatch</text:span></text:p>
            <text:p text:style-name="P3"><text:span text:style-name="T2">caselessMatchChar</text:span></text:p>
            <text:p text:style-name="P3"><text:span text:style-name="T2">caselessPos</text:span></text:p>
            <text:p text:style-name="P3"><text:span text:style-name="T2">cadelessWordPos</text:span></text:p>
            <text:p text:style-name="P3"><text:span text:style-name="T2">center, centre</text:span></text:p>
          </draw:text-box>
        </draw:frame>
        <draw:line draw:style-name="gr2" draw:text-style-name="P2" draw:layer="layout" svg:x1="15.24cm" svg:y1="17.78cm" svg:x2="0.635cm" svg:y2="17.78cm">
          <text:p text:style-name="P3"/>
        </draw:line>
        <draw:custom-shape draw:style-name="gr1" draw:text-style-name="P1" draw:layer="layout" svg:width="14.605cm" svg:height="0.635cm" svg:x="0.635cm" svg:y="1.905cm"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55cm" svg:y1="1.27cm" svg:x2="7.955cm" svg:y2="1.905cm">
          <text:p text:style-name="P3"/>
        </draw:line>
        <draw:frame draw:style-name="gr4" draw:text-style-name="P4" draw:layer="layout" svg:width="6.35cm" svg:height="0.725cm" svg:x="0.635cm" svg:y="3.72cm">
          <draw:text-box>
            <text:p text:style-name="P3"><text:span text:style-name="T2">new</text:span></text:p>
          </draw:text-box>
        </draw:frame>
        <draw:line draw:style-name="gr2" draw:text-style-name="P2" draw:layer="layout" svg:x1="0.635cm" svg:y1="4.445cm" svg:x2="5.715cm" svg:y2="4.445cm">
          <text:p text:style-name="P3"/>
        </draw:line>
        <draw:frame draw:style-name="gr3" draw:text-style-name="P4" draw:layer="layout" svg:width="5.08cm" svg:height="12.7cm" svg:x="5.715cm" svg:y="5.08cm">
          <draw:text-box>
            <text:p text:style-name="P3"><text:span text:style-name="T2">changestr</text:span></text:p>
            <text:p text:style-name="P3"><text:span text:style-name="T2">compare</text:span></text:p>
            <text:p text:style-name="P3"><text:span text:style-name="T2">compareTo</text:span></text:p>
            <text:p text:style-name="P3"><text:span text:style-name="T2">copies</text:span></text:p>
            <text:p text:style-name="P3"><text:span text:style-name="T2">countstr</text:span></text:p>
            <text:p text:style-name="P3"><text:span text:style-name="T2">d2c</text:span></text:p>
            <text:p text:style-name="P3"><text:span text:style-name="T2">d2x</text:span></text:p>
            <text:p text:style-name="P3"><text:span text:style-name="T2">dataType</text:span></text:p>
            <text:p text:style-name="P3"><text:span text:style-name="T2">decodeBase64</text:span></text:p>
            <text:p text:style-name="P3"><text:span text:style-name="T2">delStr</text:span></text:p>
            <text:p text:style-name="P3"><text:span text:style-name="T2">delWord</text:span></text:p>
            <text:p text:style-name="P3"><text:span text:style-name="T2">encodeBase64</text:span></text:p>
            <text:p text:style-name="P3"><text:span text:style-name="T2">equals</text:span></text:p>
            <text:p text:style-name="P3"><text:span text:style-name="T2">format</text:span></text:p>
            <text:p text:style-name="P3"><text:span text:style-name="T2">insert</text:span></text:p>
            <text:p text:style-name="P3"><text:span text:style-name="T2">lastPos</text:span></text:p>
            <text:p text:style-name="P3"><text:span text:style-name="T2">left</text:span></text:p>
            <text:p text:style-name="P3"><text:span text:style-name="T2">length</text:span></text:p>
            <text:p text:style-name="P3"><text:span text:style-name="T2">lower</text:span></text:p>
            <text:p text:style-name="P3"><text:span text:style-name="T2">makeArray</text:span></text:p>
            <text:p text:style-name="P3"><text:span text:style-name="T2">makeString</text:span></text:p>
            <text:p text:style-name="P3"><text:span text:style-name="T2">match</text:span></text:p>
            <text:p text:style-name="P3"><text:span text:style-name="T2">matchChar</text:span></text:p>
            <text:p text:style-name="P3"><text:span text:style-name="T2">max</text:span></text:p>
            <text:p text:style-name="P3"><text:span text:style-name="T2">min</text:span></text:p>
            <text:p text:style-name="P3"><text:span text:style-name="T2">overlay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frame draw:style-name="gr6" draw:text-style-name="P4" draw:layer="layout" svg:width="4.445cm" svg:height="12.75cm" svg:x="10.795cm" svg:y="5.03cm">
          <draw:text-box>
            <text:p text:style-name="P3"><text:span text:style-name="T2">pos</text:span></text:p>
            <text:p text:style-name="P3"><text:span text:style-name="T2">reverse</text:span></text:p>
            <text:p text:style-name="P3"><text:span text:style-name="T2">right</text:span></text:p>
            <text:p text:style-name="P3"><text:span text:style-name="T2">sign</text:span></text:p>
            <text:p text:style-name="P3"><text:span text:style-name="T2">space</text:span></text:p>
            <text:p text:style-name="P3"><text:span text:style-name="T2">strip</text:span></text:p>
            <text:p text:style-name="P3"><text:span text:style-name="T2">subChar</text:span></text:p>
            <text:p text:style-name="P3"><text:span text:style-name="T2">subStr</text:span></text:p>
            <text:p text:style-name="P3"><text:span text:style-name="T2">subWord</text:span></text:p>
            <text:p text:style-name="P3"><text:span text:style-name="T2">translate</text:span></text:p>
            <text:p text:style-name="P3"><text:span text:style-name="T2">trunc</text:span></text:p>
            <text:p text:style-name="P3"><text:span text:style-name="T2">upper</text:span></text:p>
            <text:p text:style-name="P3"><text:span text:style-name="T2">verify</text:span></text:p>
            <text:p text:style-name="P3"><text:span text:style-name="T2">word</text:span></text:p>
            <text:p text:style-name="P3"><text:span text:style-name="T2">wordIndex</text:span></text:p>
            <text:p text:style-name="P3"><text:span text:style-name="T2">wordLength</text:span></text:p>
            <text:p text:style-name="P3"><text:span text:style-name="T2">wordPos</text:span></text:p>
            <text:p text:style-name="P3"><text:span text:style-name="T2">words</text:span></text:p>
            <text:p text:style-name="P3"><text:span text:style-name="T2">x2b</text:span></text:p>
            <text:p text:style-name="P3"><text:span text:style-name="T2">x2c</text:span></text:p>
            <text:p text:style-name="P3"><text:span text:style-name="T2">x2d</text:span></text:p>
          </draw:text-box>
        </draw:frame>
        <draw:line draw:style-name="gr2" draw:text-style-name="P2" draw:layer="layout" svg:x1="5.68cm" svg:y1="17.753cm" svg:x2="5.68cm" svg:y2="5.053cm">
          <text:p text:style-name="P3"/>
        </draw:line>
        <draw:line draw:style-name="gr2" draw:text-style-name="P2" draw:layer="layout" svg:x1="10.76cm" svg:y1="5.125cm" svg:x2="10.76cm" svg:y2="17.825cm">
          <text:p text:style-name="P3"/>
        </draw:line>
        <draw:custom-shape draw:style-name="gr1" draw:text-style-name="P1" draw:layer="layout" svg:width="14.605cm" svg:height="0.635cm" svg:x="0.635cm" svg:y="2.54cm">
          <text:p text:style-name="P5"><text:span text:style-name="T1">+ <text:s/>Comparab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3:28:38</dc:date>
    <dc:language>en-US</dc:language>
    <meta:editing-cycles>10</meta:editing-cycles>
    <meta:editing-duration>PT1H10M42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